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left="0in" fo:margin-right="0in" fo:text-indent="0in" style:auto-text-indent="false"/>
    </style:style>
    <style:style style:name="P5" style:family="paragraph" style:parent-style-name="paper_20_title" style:master-page-name="Standard">
      <style:paragraph-properties style:page-number="auto"/>
    </style:style>
    <style:style style:name="T1" style:family="text">
      <style:text-properties fo:font-style="italic" style:font-style-asian="italic" style:font-style-complex="italic"/>
    </style:style>
    <style:style style:name="Sect1" style:family="section">
      <style:section-properties style:writing-mode="lr-tb" style:editable="false">
        <style:columns fo:column-count="1" fo:column-gap="0in"/>
      </style:section-properties>
    </style:style>
    <style:style style:name="Sect2" style:family="section">
      <style:section-properties style:writing-mode="lr-tb" style:editable="false">
        <style:columns fo:column-count="2" fo:column-gap="0.25in">
          <style:column style:rel-width="32767*" fo:start-indent="0in" fo:end-indent="0.1252in"/>
          <style:column style:rel-width="32768*" fo:start-indent="0.1252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LAS tier-3 data processing</text:p>
      <text:p text:style-name="paper_20_title">with GridPilot, NorduGrid and WLCG</text:p>
      <text:p text:style-name="Author">Frederik Orellana, Ask, Emil Jensen, Jacob Debel, Morten Badensø, Simon Heisterkamp, Troels Schönfeld<text:line-break/></text:p>
      <text:section text:style-name="Sect1" text:name="Section2">
        <text:p text:style-name="Affiliation">Niels Bohr Institute, University of Copenhagen</text:p>
        <text:p text:style-name="Affiliation"/>
      </text:section>
      <text:section text:style-name="Sect2" text:name="Section3">
        <text:p text:style-name="Abstract"><text:span text:style-name="T1">Abstract</text:span>— We present a novel approach for users to manage data <text:s/>processing on grid infrastructures. The approach involves a graphical user interface that allows getting new people quickly up an running by using a library of applications built up by previous users.</text:p>
        <text:p text:style-name="key_20_words">Grid computing, usability, data management</text:p>
        <text:h text:style-name="Heading_20_1" text:outline-level="1"><text:s/>Introduction</text:h>
        <text:p text:style-name="Text_20_body">A challenge facing all new ATLAS diploma and PhD students is getting access to and using grid computing facilities to access data or carry out their own large-scale data processing or simulation.</text:p>
        <text:p text:style-name="Text_20_body">The grid facilities used by ATLAS are large in scale: the aggregated number of CPU cores used by the ATLAS production system is in the order of 42'000, the total storage available is in the order of 46 PB. These resources are distributed worldwide and used by thousands of ATLAS users. Each of these grid facilities belongs to one or several of the grids used by ATLAS: WLCG, NorduGrid and Open Science Grid (OSF) and access thus proceeds via 3 different flavors of grid protocols: gLite [1] (WLCG), ARC [2] (NorduGrid) and Globus [3] (OSF). On top of the grid facilities and protocols, ATLAS has built more layers of abstraction: the ATLAS production system and the DDM dataset catalog and management system.</text:p>
        <text:p text:style-name="Text_20_body">In order to allow users to use these resources for data processing and analysis, over the years, several client tool projects have emerged within ATLAS, notably Ganga and Panda/Pathena. Both of these present the user with a <text:s/>command-line interface<text:note text:id="ftn0" text:note-class="footnote"><text:note-citation>1</text:note-citation><text:note-body><text:p text:style-name="Footnote">Ganga actually has a QT GUI, but it is not much used.</text:p></text:note-body></text:note> and handle data and job management via a mixture of the DDM Python API and plugins for the various grid protocols. Currently, both support OSF and WLCG, Panda supports NorduGrid via a third-party service and Ganga in principle supports NorduGrid via a plugin<text:note text:id="ftn1" text:note-class="footnote"><text:note-citation>2</text:note-citation><text:note-body><text:p text:style-name="Text_20_body"><text:s/>That we could not get to work – apparently it needs to be updated.</text:p></text:note-body></text:note>.</text:p>
        <text:p text:style-name="Text_20_body">The e-science group at the Niels Bohr Institute (NBI) has for some time worked with the ATLAS group on:</text:p>
        <text:list xml:id="list1988506950" text:style-name="L1">
          <text:list-item>
            <text:p text:style-name="P2">Contributing CPU and storage resources to ATLAS production through NDGF/NorduGrid.</text:p>
          </text:list-item>
          <text:list-item>
            <text:p text:style-name="P2">Putting tools in place for local users to access ATLAS data from all over the world.</text:p>
          </text:list-item>
          <text:list-item>
            <text:p text:style-name="P2">Putting tools in place for local users to use NDGF/NorduGrid resources to carry out data processing and analysis.</text:p>
          </text:list-item>
          <text:list-item>
            <text:p text:style-name="P2">Creating a user-friendly local tier-3 analysis facility.</text:p>
          </text:list-item>
        </text:list>
        <text:p text:style-name="Text_20_body">As the amount of data is increasing and getting more interesting, in the coming years, more and more users are expected to need 2 – 4. This makes it crucial to have automatized tools and procedures in place, such that the physicists spend their time doing physics, not computing, and such that the computing staff is not overloaded by manual support work. Notice that although the scientific content of the data analyses is expected to vary tremendously, the purely computational tasks are expected to follow a few well-known patterns: Athena simulation, Athena dataset processing and Root ntuple analysis.</text:p>
        <text:p text:style-name="Text_20_body">Therefore we have put in place a library of <text:s/>applications, where a new student can simply find an application that matches his needs and only modify e.g. the name of the input dataset and/or a text file of code (e.g. Athena jobOptions or a Root macro). Currently, our library contains the following ATLAS applications:</text:p>
        <text:list xml:id="list1669202185" text:style-name="L2">
          <text:list-item>
            <text:p text:style-name="P3">CSC simulation with a standard event generation transformation and a custom jobOptions file</text:p>
          </text:list-item>
          <text:list-item>
            <text:p text:style-name="P3">ESD to D3PD conversion with standard ATLAS reconstruction transformation</text:p>
          </text:list-item>
          <text:list-item>
            <text:p text:style-name="P3">ESD to ntuple conversion with standard ATLAS reconstruction transformation</text:p>
          </text:list-item>
          <text:list-item>
            <text:p text:style-name="P3">RDO to ESD conversion with a custom jobOptions file and extra Athena tags</text:p>
          </text:list-item>
          <text:list-item>
            <text:p text:style-name="P3">Boildown of ntuple files using a Root macro</text:p>
          </text:list-item>
        </text:list>
        <text:p text:style-name="Text_20_body">Since importing and exporting applications is next to trivial, the library is expected to grow if and when students need different templates than those available.</text:p>
        <text:h text:style-name="Heading_20_1" text:outline-level="1">Implementation</text:h>
        <text:p text:style-name="P1">To manage user datasets and computing jobs, we use a GUI application called GridPilot. GridPilot was originally conceived for ATLAS testbeam data production [4] and developed into a general-purpose grid GUI in the context of <text:soft-page-break/>the NBI e-science group. It has a plugin architecture and supports various computing, file transfer and database back-ends – notably the NorduGrid and WLCG grids, the GridFTP and SRM file transfer protocols and the ATLAS DDM dataset/file catalog.</text:p>
        <text:p text:style-name="P1"/>
        <text:p text:style-name="P1">GridPilot is implemented in Java and is available for on all popular operating systems (Windows *, Mac OS X, Linux) from the GridPilot web site, <text:a xlink:type="simple" xlink:href="http://www.gridpilot.dk/">www.gridpilot.dk</text:a>. It has no external dependencies, meaning that direct communication with a number of web services were implemented, using available libraries from Globus, gLite and ARC – or, in the case of the ATLAS services, from scratch, without much documentation.</text:p>
        <text:h text:style-name="Heading_20_1" text:outline-level="1">Work flow </text:h>
        <text:p text:style-name="P1">The idea is that the user keeps his data and data productions organized in so-called datasets. To GridPilot, a dataset is simply a database record with a number of fields, notably <text:s/>name, input dataset, number of files, output location and executable.</text:p>
        <text:p text:style-name="P1"/>
        <text:p text:style-name="P1">The executable is another database record with a number of fields, notably name, version, executable file and runtime environment. The executable file is the script or binary that will actually be executed a number of times in order to produce this dataset. Typically it will be run with each of the files of the input dataset as input.</text:p>
        <text:p text:style-name="P1"/>
        <text:p text:style-name="P1">The runtime environment is yet another database record with a number of fields, notably name and computing system.</text:p>
        <text:p text:style-name="P1"/>
        <text:p text:style-name="P1">To return to the datasets, each dataset is the parent of a number of file records, and if the dataset was produced with GridPilot, it also is the parent of a number of job definition records. Each of these job definition records contain enough information to create a job that can run on any of the supported computing back-ends.</text:p>
        <text:p text:style-name="P1"/>
        <text:p text:style-name="P1">All the user has to worry about are the dataset and executable records. Once he has created a dataset record, job definitions can be created and run automatically. If the jobs finish successfully, output files are registered as file records.</text:p>
        <text:p text:style-name="P1"/>
        <text:h text:style-name="Heading_20_1" text:outline-level="1">Data management</text:h>
        <text:p text:style-name="P1">GridPilot has some support for low-level data management. Files can be downloaded from, uploaded to and replicated between grid file servers and the ATLAS DDM dataset catalog and LFC file catalog are specifically supported.</text:p>
        <text:p text:style-name="P1"/>
        <text:p text:style-name="P1">All this is not meant to be used for large-scale data transfers, but simply to allow e.g. <text:s/>to easily to find and download a few files on which to try out an analysis before submitting a large-scale production to a grid back-end.</text:p>
        <text:h text:style-name="Heading_20_1" text:outline-level="1">Two examples</text:h>
        <text:h text:style-name="Heading_20_2" text:outline-level="2">ESD to D3PD</text:h>
        <text:h text:style-name="Heading_20_2" text:outline-level="2">Ntuple boildown</text:h>
        <text:h text:style-name="Heading_20_1" text:outline-level="1">conclusion and outlook</text:h>
        <text:p text:style-name="P1">Reproducibility and provenance.</text:p>
        <text:p text:style-name="Heading_20_5">References</text:p>
        <text:list xml:id="list855881791" text:style-name="WW8Num6">
          <text:list-item>
            <text:p text:style-name="references">E. Laure et al., “Programming the Grid with gLite”, In Computational Methods in Science and Technology, pages 33–46, Scientific Publishers OWN, 2006</text:p>
          </text:list-item>
          <text:list-item>
            <text:p text:style-name="references">M. Ellert et al., “Advanced Resource Connector middleware for lightweight computational Grids”, Future Generation Computer Systems (2007) 23, <text:a xlink:type="simple" xlink:href="http://www.nordugrid.org/">http://www.nordugrid.org/</text:a></text:p>
          </text:list-item>
          <text:list-item>
            <text:p text:style-name="references">I. Foster and C. Kesselman, “Globus: A metacomputing infrastructure toolkit”, The International Journal of Supercomputer Applications and High Performance Computing, 11(2):115–128, 1997</text:p>
          </text:list-item>
          <text:list-item>
            <text:p text:style-name="references">M. Dosil, A. Farilla, M. Gallas, V. Giangiobbe and F. Orellana., “Massive data processing for the atlas combined test beam”. February 2006. 4pp. <text:a xlink:type="simple" xlink:href="http://indico.cern.ch/contributionDisplay.py?contribId=70&amp;sessionId=8&amp;confId=048">Paper presented (talk) at CHEP ‘06</text:a> and <text:a xlink:type="simple" xlink:href="http://ieeexplore.ieee.org/Xplore/login.jsp?url=/iel5/23/36085/01710290.pdf?tp=&amp;arnumber=1710290&amp;isnumber=36085">published in IEEE Transaction on Nuclear Science</text:a>, Volume 53, Issue 5, Oct. 2006 Page(s): 2887 - 2891. ISSN 0018-9499.</text:p>
          </text:list-item>
          <text:list-item>
            <text:p text:style-name="references">F. Orellana, C. U. Søttrup, A. Wäänänen, D. Kalici, M. Grønager, “The case for a simpler security model in grid computing”, March 2009. IEEE Proceedings of the 2009 International Conference on Availability, Reliability and Security, Fukuoka Institute of Technology, Fukuoka, Japan. ISBN 978-0-7695-3564-7.</text:p>
          </text:list-item>
        </text:list>
      </text:section>
      <text:section text:style-name="Sect3" text:name="Section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0835in" fo:line-height="95%" fo:text-align="justify" style:justify-single-word="false" fo:text-indent="0.2in" style:auto-text-indent="false"/>
      <style:text-properties fo:letter-spacing="-0.000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fo:keep-together="always" fo:text-indent="0.15in" style:auto-text-indent="false" fo:keep-with-next="always">
        <style:tab-stops>
          <style:tab-stop style:position="0.15in"/>
          <style:tab-stop style:position="0.4in"/>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fo:text-align="start" style:justify-single-word="false" fo:keep-together="always" fo:text-indent="-0.2in"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1252in" style:auto-text-indent="false">
        <style:tab-stops>
          <style:tab-stop style:position="0.3752in"/>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fo:text-align="justify" style:justify-single-word="false" fo:text-indent="0.25in" style:auto-text-indent="false">
        <style:tab-stops>
          <style:tab-stop style:position="0.5in"/>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tab-stops>
          <style:tab-stop style:position="0.25in"/>
        </style:tab-stops>
      </style:paragraph-properties>
      <style:text-properties fo:font-variant="small-caps" fo:language="zxx" fo:country="none" style:language-asian="zxx" style:country-asian="none"/>
    </style:style>
    <style:style style:name="Abstract" style:family="paragraph">
      <style:paragraph-properties fo:margin-top="0in" fo:margin-bottom="0.139in"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25in" fo:margin-bottom="0.028in" fo:text-align="center" style:justify-single-word="false" fo:orphans="2" fo:widows="2"/>
      <style:text-properties style:use-window-font-color="true" style:font-name="Times New Roman" fo:font-size="11pt" fo:language="en" fo:country="US" style:font-name-asian="SimSun"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0555in" fo:margin-bottom="0.139in" fo:text-align="center" style:justify-single-word="false" fo:orphans="2" fo:widows="2">
        <style:tab-stops/>
      </style:paragraph-properties>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ootnote" style:family="paragraph" style:list-style-name="WW8Num2">
      <style:paragraph-properties fo:margin-left="0in" fo:margin-right="0in" fo:margin-top="0in" fo:margin-bottom="0.028in" fo:orphans="2" fo:widows="2" fo:text-indent="0.2in" style:auto-text-indent="false">
        <style:tab-stops>
          <style:tab-stop style:position="0.45in"/>
        </style:tab-stops>
      </style:paragraph-properties>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left="0in" fo:margin-right="0in" fo:margin-top="0in" fo:margin-bottom="0.0835in" fo:text-align="justify" style:justify-single-word="false" fo:orphans="2" fo:widows="2" fo:text-indent="0.2in" style:auto-text-indent="false"/>
      <style:text-properties style:use-window-font-color="true" style:font-name="Times New Roman" fo:font-size="9pt" fo:language="en" fo:country="US" fo:font-style="italic" fo:font-weight="bold" style:font-name-asian="SimSun" style:font-size-asian="9pt" style:language-asian="zxx"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in" fo:margin-bottom="0.0835in"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in" fo:margin-bottom="0.0835in"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6">
      <style:paragraph-properties fo:margin-left="0.25in" fo:margin-right="0in" fo:margin-top="0in" fo:margin-bottom="0.0346in" fo:line-height="0.1252in" fo:text-align="justify" style:justify-single-word="false" fo:orphans="2" fo:widows="2" fo:text-indent="-0.25in"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0071in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table_20_footnote" style:display-name="table footnote" style:family="paragraph">
      <style:paragraph-properties fo:margin-top="0.0417in" fo:margin-bottom="0.0209in"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1665in" fo:margin-bottom="0.0835in" fo:line-height="90%" fo:text-align="center" style:justify-single-word="false" fo:orphans="2" fo:widows="2">
        <style:tab-stops>
          <style:tab-stop style:position="0.75in"/>
        </style:tab-stops>
      </style:paragraph-properties>
      <style:text-properties fo:font-variant="small-cap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6299in" style:type="center"/>
          <style:tab-stop style:position="7.2598in" style:type="right"/>
        </style:tab-stops>
      </style:paragraph-properties>
    </style:style>
    <style:style style:name="Table" style:family="paragraph" style:parent-style-name="Caption" style:class="extra"/>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5z4"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5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6201in" fo:margin-right="0.6201in" fo:background-color="transparent"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9374in" fo:page-height="4.4882in" style:num-format="1" style:print-orientation="landscape" fo:margin-top="0in" fo:margin-bottom="0in" fo:margin-left="0in" fo:margin-right="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IEEE</meta:initial-creator>
    <meta:creation-date>2007-05-02T17:05:00</meta:creation-date>
    <dc:date>2010-12-21T12:32:56</dc:date>
    <meta:editing-cycles>565</meta:editing-cycles>
    <meta:editing-duration>PT640H02M57S</meta:editing-duration>
    <meta:generator>OpenOffice.org/3.1$Linux OpenOffice.org_project/310m19$Build-9420</meta:generator>
    <dc:creator>Frederik Orellana</dc:creator>
    <meta:document-statistic meta:table-count="0" meta:image-count="0" meta:object-count="0" meta:page-count="2" meta:paragraph-count="48" meta:word-count="1272" meta:character-count="7839"/>
  </office:meta>
</office:document-meta>
</file>